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4745d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28538" officeooo:paragraph-rsid="0014745d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4745d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14745d" style:font-size-asian="12pt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" fo:font-size="12pt" fo:language="uk" fo:country="UA" officeooo:rsid="001bfcd0" officeooo:paragraph-rsid="0015a149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4745d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5a149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767a2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75a9b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d4571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81d57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df12e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a9770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4745d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5a149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42283" officeooo:paragraph-rsid="0016db03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55256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14745d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a9770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rsid="001a6335" officeooo:paragraph-rsid="002a9770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634e1" officeooo:paragraph-rsid="0014745d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82d0e" officeooo:paragraph-rsid="0014745d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14745d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1c6eb" officeooo:paragraph-rsid="001a5689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3a15b" officeooo:paragraph-rsid="001ad821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16db03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1bd4e8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14745d" style:font-name-asian="Noto Sans CJK SC Regular" style:font-size-asian="12pt" style:font-style-asian="normal" style:font-name-complex="FreeSans" style:font-size-complex="12pt" style:font-style-complex="normal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a977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Noto Sans CJK SC Regular" style:font-style-asian="italic" style:font-name-complex="FreeSans" style:font-style-complex="italic"/>
    </style:style>
    <style:style style:name="T3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4" style:family="text">
      <style:text-properties officeooo:rsid="004502e3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-asian="Noto Sans CJK SC Regular" style:font-name-complex="FreeSans"/>
    </style:style>
    <style:style style:name="T7" style:family="text">
      <style:text-properties style:text-position="sub 58%" officeooo:rsid="004502e3" style:font-name-asian="Noto Sans CJK SC Regular" style:font-name-complex="FreeSans"/>
    </style:style>
    <style:style style:name="T8" style:family="text">
      <style:text-properties style:text-position="sub 58%" officeooo:rsid="001a6335" style:font-name-asian="Noto Sans CJK SC Regular" style:font-name-complex="FreeSans"/>
    </style:style>
    <style:style style:name="T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15a149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officeooo:rsid="00175a9b" style:font-name-asian="Noto Sans CJK SC Regular" style:font-size-asian="12pt" style:font-name-complex="FreeSans" style:font-size-complex="12pt"/>
    </style:style>
    <style:style style:name="T14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15a149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16db03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font-size="12pt" fo:language="uk" fo:country="UA" officeooo:rsid="0040232e" style:font-name-asian="Times New Roman1" style:font-size-asian="12pt" style:font-name-complex="Times New Roman1" style:font-size-complex="12pt"/>
    </style:style>
    <style:style style:name="T30" style:family="text">
      <style:text-properties style:text-position="sub 58%" officeooo:rsid="000c6998"/>
    </style:style>
    <style:style style:name="T31" style:family="text">
      <style:text-properties style:text-position="sub 58%" fo:language="uk" fo:country="UA" style:font-name-asian="Noto Sans CJK SC Regular" style:font-name-complex="FreeSans"/>
    </style:style>
    <style:style style:name="T32" style:family="text">
      <style:text-properties style:text-position="sub 58%" fo:language="uk" fo:country="UA" officeooo:rsid="000c6998" style:font-name-asian="Noto Sans CJK SC Regular" style:font-name-complex="FreeSans"/>
    </style:style>
    <style:style style:name="T33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4" style:family="text">
      <style:text-properties style:text-position="sub 58%" style:font-name="Times New Roman" officeooo:rsid="000c6998"/>
    </style:style>
    <style:style style:name="T35" style:family="text">
      <style:text-properties style:text-position="sub 58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36" style:family="text">
      <style:text-properties style:text-position="sub 58%" style:font-name="Times New Roman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37" style:family="text">
      <style:text-properties style:font-name-asian="Noto Sans CJK SC Regular" style:font-name-complex="FreeSans"/>
    </style:style>
    <style:style style:name="T38" style:family="text">
      <style:text-properties officeooo:rsid="004502e3" style:font-name-asian="Noto Sans CJK SC Regular" style:font-name-complex="FreeSans"/>
    </style:style>
    <style:style style:name="T39" style:family="text">
      <style:text-properties officeooo:rsid="0046f8b1" style:font-name-asian="Noto Sans CJK SC Regular" style:font-name-complex="FreeSans"/>
    </style:style>
    <style:style style:name="T40" style:family="text">
      <style:text-properties officeooo:rsid="001dc853" style:font-name-asian="Noto Sans CJK SC Regular" style:font-name-complex="FreeSans"/>
    </style:style>
    <style:style style:name="T41" style:family="text">
      <style:text-properties officeooo:rsid="001a6335" style:font-name-asian="Noto Sans CJK SC Regular" style:font-name-complex="FreeSans"/>
    </style:style>
    <style:style style:name="T42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3" style:family="text">
      <style:text-properties fo:font-style="normal" officeooo:rsid="000d2bcb" style:font-style-asian="normal" style:font-style-complex="normal"/>
    </style:style>
    <style:style style:name="T44" style:family="text">
      <style:text-properties style:text-position="0% 100%"/>
    </style:style>
    <style:style style:name="T45" style:family="text">
      <style:text-properties style:text-position="0% 100%" fo:font-style="normal" officeooo:rsid="00228538" style:font-style-asian="normal" style:font-style-complex="normal"/>
    </style:style>
    <style:style style:name="T46" style:family="text">
      <style:text-properties style:text-position="0% 100%" fo:font-style="normal" officeooo:rsid="001dc853" style:font-style-asian="normal" style:font-style-complex="normal"/>
    </style:style>
    <style:style style:name="T47" style:family="text">
      <style:text-properties style:text-position="0% 100%" fo:font-style="normal" officeooo:rsid="002452e3" style:font-style-asian="normal" style:font-style-complex="normal"/>
    </style:style>
    <style:style style:name="T48" style:family="text">
      <style:text-properties style:text-position="0% 100%" fo:font-style="normal" officeooo:rsid="0029c710" style:font-style-asian="normal" style:font-style-complex="normal"/>
    </style:style>
    <style:style style:name="T49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50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51" style:family="text">
      <style:text-properties style:text-position="0% 100%" officeooo:rsid="001dc853" style:font-name-asian="Symbola" style:font-name-complex="Symbola"/>
    </style:style>
    <style:style style:name="T52" style:family="text">
      <style:text-properties style:text-position="0% 100%" officeooo:rsid="001dc853" style:font-name-asian="Times New Roman1" style:font-name-complex="Times New Roman1"/>
    </style:style>
    <style:style style:name="T53" style:family="text">
      <style:text-properties style:text-position="0% 100%" fo:font-style="italic" style:font-style-asian="italic" style:font-style-complex="italic"/>
    </style:style>
    <style:style style:name="T54" style:family="text">
      <style:text-properties style:text-position="0% 100%" fo:font-style="italic" officeooo:rsid="00228538" style:font-style-asian="italic" style:font-style-complex="italic"/>
    </style:style>
    <style:style style:name="T55" style:family="text">
      <style:text-properties style:text-position="0% 100%" fo:font-style="italic" officeooo:rsid="0016db03" style:font-style-asian="italic" style:font-style-complex="italic"/>
    </style:style>
    <style:style style:name="T56" style:family="text">
      <style:text-properties style:text-position="0% 100%" fo:font-style="italic" officeooo:rsid="001e9350" style:font-style-asian="italic" style:font-style-complex="italic"/>
    </style:style>
    <style:style style:name="T57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58" style:family="text">
      <style:text-properties style:text-position="0% 100%" fo:font-style="italic" officeooo:rsid="0015a149" style:font-name-asian="Noto Sans CJK SC Regular" style:font-style-asian="italic" style:font-name-complex="FreeSans" style:font-style-complex="italic"/>
    </style:style>
    <style:style style:name="T59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60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61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62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63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64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69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1dc853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73" style:family="text">
      <style:text-properties style:text-position="0% 100%" fo:font-size="12pt" fo:language="uk" fo:country="UA" officeooo:rsid="0015a149" style:font-name-asian="Noto Sans CJK SC Regular" style:font-size-asian="12pt" style:font-name-complex="FreeSans" style:font-size-complex="12pt"/>
    </style:style>
    <style:style style:name="T74" style:family="text">
      <style:text-properties style:text-position="0% 100%" fo:font-size="12pt" fo:language="uk" fo:country="UA" officeooo:rsid="0016db03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76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77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78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79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80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81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82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83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84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255256" style:font-name-asian="Noto Sans CJK SC Regular" style:font-size-asian="12pt" style:font-style-asian="italic" style:font-name-complex="FreeSans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2a9770" style:font-name-asian="Noto Sans CJK SC Regular" style:font-size-asian="12pt" style:font-style-asian="italic" style:font-name-complex="FreeSans" style:font-size-complex="12pt" style:font-style-complex="italic"/>
    </style:style>
    <style:style style:name="T89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92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93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94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95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96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97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98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99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00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01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2a9770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44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145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146" style:family="text">
      <style:text-properties style:text-position="0% 100%" fo:font-size="12pt" fo:language="uk" fo:country="UA" officeooo:rsid="0039020e" style:font-name-asian="Times New Roman1" style:font-size-asian="12pt" style:font-name-complex="Times New Roman1" style:font-size-complex="12pt"/>
    </style:style>
    <style:style style:name="T147" style:family="text">
      <style:text-properties style:text-position="0% 100%" fo:font-size="12pt" fo:language="uk" fo:country="UA" officeooo:rsid="00141df2" style:font-name-asian="Times New Roman1" style:font-size-asian="12pt" style:font-name-complex="Times New Roman1" style:font-size-complex="12pt"/>
    </style:style>
    <style:style style:name="T148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49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50" style:family="text">
      <style:text-properties style:text-position="0% 100%" fo:font-size="12pt" fo:language="uk" fo:country="UA" officeooo:rsid="0015a149" style:font-name-asian="Symbola" style:font-size-asian="12pt" style:font-name-complex="Symbola" style:font-size-complex="12pt"/>
    </style:style>
    <style:style style:name="T151" style:family="text">
      <style:text-properties style:text-position="0% 100%" officeooo:rsid="001bfcd0"/>
    </style:style>
    <style:style style:name="T152" style:family="text">
      <style:text-properties style:text-position="0% 100%" officeooo:rsid="00228538"/>
    </style:style>
    <style:style style:name="T153" style:family="text">
      <style:text-properties style:text-position="0% 100%" officeooo:rsid="0023608f"/>
    </style:style>
    <style:style style:name="T154" style:family="text">
      <style:text-properties style:text-position="0% 100%" officeooo:rsid="00242283"/>
    </style:style>
    <style:style style:name="T155" style:family="text">
      <style:text-properties style:text-position="0% 100%" style:font-name="Times New Roman1" officeooo:rsid="0011485b" style:font-name-asian="Times New Roman1" style:font-name-complex="Times New Roman1"/>
    </style:style>
    <style:style style:name="T156" style:family="text">
      <style:text-properties style:text-position="0% 100%" style:font-name="Times New Roman1" fo:language="uk" fo:country="UA" fo:font-style="normal" officeooo:rsid="00255256" style:font-name-asian="Times New Roman1" style:font-style-asian="normal" style:font-name-complex="Times New Roman1" style:font-style-complex="normal"/>
    </style:style>
    <style:style style:name="T157" style:family="text">
      <style:text-properties style:text-position="0% 100%" officeooo:rsid="002634e1"/>
    </style:style>
    <style:style style:name="T158" style:family="text">
      <style:text-properties style:text-position="0% 100%" officeooo:rsid="0023608f" style:font-name-asian="Symbol" style:font-name-complex="Symbol1"/>
    </style:style>
    <style:style style:name="T159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60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61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62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63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64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165" style:family="text">
      <style:text-properties style:text-position="0% 100%" fo:language="uk" fo:country="UA" fo:font-style="normal" officeooo:rsid="0029c710" style:font-name-asian="Noto Sans CJK SC Regular" style:font-style-asian="normal" style:font-name-complex="FreeSans" style:font-style-complex="normal"/>
    </style:style>
    <style:style style:name="T166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67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68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69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70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71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72" style:family="text">
      <style:text-properties style:text-position="0% 100%" fo:language="uk" fo:country="UA" fo:font-style="italic" officeooo:rsid="00255256" style:font-name-asian="Noto Sans CJK SC Regular" style:font-style-asian="italic" style:font-name-complex="FreeSans" style:font-style-complex="italic"/>
    </style:style>
    <style:style style:name="T173" style:family="text">
      <style:text-properties style:text-position="0% 100%" fo:language="uk" fo:country="UA" officeooo:rsid="0023608f" style:font-name-asian="Symbol" style:font-name-complex="Symbol1"/>
    </style:style>
    <style:style style:name="T174" style:family="text">
      <style:text-properties style:text-position="0% 100%" fo:language="uk" fo:country="UA" officeooo:rsid="001dc853" style:font-name-asian="Symbola" style:font-name-complex="Symbola"/>
    </style:style>
    <style:style style:name="T175" style:family="text">
      <style:text-properties style:text-position="0% 100%" fo:language="uk" fo:country="UA" officeooo:rsid="001dc853" style:font-name-asian="Times New Roman1" style:font-name-complex="Times New Roman1"/>
    </style:style>
    <style:style style:name="T176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77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78" style:family="text">
      <style:text-properties style:text-position="0% 100%" style:font-name="Times New Roman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79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80" style:family="text">
      <style:text-properties style:text-position="0% 100%" style:font-name="Times New Roman" fo:font-size="12pt" fo:language="uk" fo:country="UA" fo:font-style="normal" officeooo:rsid="001bd4e8" style:font-name-asian="Times New Roman1" style:font-size-asian="12pt" style:font-style-asian="normal" style:font-name-complex="Times New Roman1" style:font-size-complex="12pt" style:font-style-complex="normal"/>
    </style:style>
    <style:style style:name="T181" style:family="text">
      <style:text-properties style:text-position="0% 100%" style:font-name="Times New Roman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82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83" style:family="text">
      <style:text-properties style:text-position="0% 100%" style:font-name="Times New Roman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84" style:family="text">
      <style:text-properties style:text-position="0% 100%" style:font-name="Times New Roman" fo:font-size="12pt" fo:language="uk" fo:country="UA" fo:font-style="italic" officeooo:rsid="003c7d60" style:font-name-asian="Noto Sans CJK SC Regular" style:font-size-asian="12pt" style:font-style-asian="italic" style:font-name-complex="FreeSans" style:font-size-complex="12pt" style:font-style-complex="italic"/>
    </style:style>
    <style:style style:name="T185" style:family="text">
      <style:text-properties style:text-position="0% 100%" style:font-name="Times New Roman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86" style:family="text">
      <style:text-properties style:text-position="0% 100%" style:font-name="Times New Roman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187" style:family="text">
      <style:text-properties style:text-position="0% 100%" style:font-name="Times New Roman" fo:font-size="12pt" fo:language="uk" fo:country="UA" officeooo:rsid="003a947a" style:font-name-asian="Noto Sans CJK SC Regular" style:font-size-asian="12pt" style:font-name-complex="FreeSans" style:font-size-complex="12pt"/>
    </style:style>
    <style:style style:name="T188" style:family="text">
      <style:text-properties style:text-position="0% 100%" style:font-name="Times New Roman" fo:font-size="12pt" fo:language="uk" fo:country="UA" officeooo:rsid="001a307e" style:font-name-asian="Noto Sans CJK SC Regular" style:font-size-asian="12pt" style:font-name-complex="FreeSans" style:font-size-complex="12pt"/>
    </style:style>
    <style:style style:name="T189" style:family="text">
      <style:text-properties style:text-position="0% 100%" style:font-name="Times New Roman" fo:font-size="12pt" fo:language="uk" fo:country="UA" officeooo:rsid="003c7d60" style:font-name-asian="Noto Sans CJK SC Regular" style:font-size-asian="12pt" style:font-name-complex="FreeSans" style:font-size-complex="12pt"/>
    </style:style>
    <style:style style:name="T190" style:family="text">
      <style:text-properties style:text-position="0% 100%" officeooo:rsid="000d2bcb"/>
    </style:style>
    <style:style style:name="T191" style:family="text">
      <style:text-properties style:text-position="0% 100%" style:font-name="Times New Roman" officeooo:rsid="000c6998"/>
    </style:style>
    <style:style style:name="T192" style:family="text">
      <style:text-properties style:text-position="0% 100%" style:font-name="Times New Roman" officeooo:rsid="000d2bcb"/>
    </style:style>
    <style:style style:name="T193" style:family="text">
      <style:text-properties style:text-position="0% 100%" style:font-name="Times New Roman" fo:language="uk" fo:country="UA" fo:font-style="normal" officeooo:rsid="001dc853" style:font-name-asian="Symbola" style:font-style-asian="normal" style:font-name-complex="Symbola" style:font-style-complex="normal"/>
    </style:style>
    <style:style style:name="T194" style:family="text">
      <style:text-properties style:text-position="0% 100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195" style:family="text">
      <style:text-properties style:text-position="0% 100%" style:font-name="Times New Roman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96" style:family="text">
      <style:text-properties style:text-position="0% 100%" style:font-name="Times New Roman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197" style:family="text">
      <style:text-properties fo:font-size="12pt" fo:language="uk" fo:country="UA" officeooo:rsid="001a6335" style:font-size-asian="12pt" style:font-size-complex="12pt"/>
    </style:style>
    <style:style style:name="T198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199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00" style:family="text">
      <style:text-properties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201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02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03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04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05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06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07" style:family="text">
      <style:text-properties fo:font-size="12pt" fo:language="uk" fo:country="UA" officeooo:rsid="00228538" style:font-name-asian="Noto Sans CJK SC Regular" style:font-size-asian="12pt" style:font-name-complex="FreeSans" style:font-size-complex="12pt"/>
    </style:style>
    <style:style style:name="T208" style:family="text">
      <style:text-properties fo:font-size="12pt" fo:language="uk" fo:country="UA" officeooo:rsid="00209c53" style:font-name-asian="Noto Sans CJK SC Regular" style:font-size-asian="12pt" style:font-name-complex="FreeSans" style:font-size-complex="12pt"/>
    </style:style>
    <style:style style:name="T209" style:family="text">
      <style:text-properties fo:font-size="12pt" fo:language="uk" fo:country="UA" officeooo:rsid="00389a2e" style:font-name-asian="Noto Sans CJK SC Regular" style:font-size-asian="12pt" style:font-name-complex="FreeSans" style:font-size-complex="12pt"/>
    </style:style>
    <style:style style:name="T210" style:family="text">
      <style:text-properties fo:font-size="12pt" fo:language="uk" fo:country="UA" officeooo:rsid="003f9084" style:font-name-asian="Noto Sans CJK SC Regular" style:font-size-asian="12pt" style:font-name-complex="FreeSans" style:font-size-complex="12pt"/>
    </style:style>
    <style:style style:name="T211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12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13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14" style:family="text">
      <style:text-properties fo:font-size="12pt" fo:language="uk" fo:country="UA" officeooo:rsid="0015a149" style:font-name-asian="Noto Sans CJK SC Regular" style:font-size-asian="12pt" style:font-name-complex="FreeSans" style:font-size-complex="12pt"/>
    </style:style>
    <style:style style:name="T215" style:family="text">
      <style:text-properties fo:font-size="12pt" fo:language="uk" fo:country="UA" officeooo:rsid="002a9770" style:font-name-asian="Noto Sans CJK SC Regular" style:font-size-asian="12pt" style:font-name-complex="FreeSans" style:font-size-complex="12pt"/>
    </style:style>
    <style:style style:name="T216" style:family="text">
      <style:text-properties fo:font-size="12pt" fo:language="uk" fo:country="UA" style:font-name-asian="Noto Sans CJK SC Regular" style:font-size-asian="12pt" style:font-name-complex="Times New Roman" style:font-size-complex="12pt"/>
    </style:style>
    <style:style style:name="T217" style:family="text">
      <style:text-properties officeooo:rsid="001bfcd0"/>
    </style:style>
    <style:style style:name="T218" style:family="text">
      <style:text-properties officeooo:rsid="001dc853"/>
    </style:style>
    <style:style style:name="T219" style:family="text">
      <style:text-properties officeooo:rsid="001fe023"/>
    </style:style>
    <style:style style:name="T220" style:family="text">
      <style:text-properties officeooo:rsid="0046b39a"/>
    </style:style>
    <style:style style:name="T221" style:family="text">
      <style:text-properties officeooo:rsid="001cb0ba"/>
    </style:style>
    <style:style style:name="T222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23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24" style:family="text">
      <style:text-properties officeooo:rsid="0014745d"/>
    </style:style>
    <style:style style:name="T225" style:family="text">
      <style:text-properties officeooo:rsid="0015a149"/>
    </style:style>
    <style:style style:name="T226" style:family="text">
      <style:text-properties officeooo:rsid="000c6998"/>
    </style:style>
    <style:style style:name="T227" style:family="text">
      <style:text-properties fo:language="uk" fo:country="UA" style:font-name-asian="Noto Sans CJK SC Regular" style:font-name-complex="FreeSans"/>
    </style:style>
    <style:style style:name="T228" style:family="text">
      <style:text-properties fo:language="uk" fo:country="UA" officeooo:rsid="000c6998" style:font-name-asian="Noto Sans CJK SC Regular" style:font-name-complex="FreeSans"/>
    </style:style>
    <style:style style:name="T229" style:family="text">
      <style:text-properties fo:language="uk" fo:country="UA" officeooo:rsid="001bfcd0" style:font-name-asian="Noto Sans CJK SC Regular" style:font-name-complex="FreeSans"/>
    </style:style>
    <style:style style:name="T230" style:family="text">
      <style:text-properties fo:language="uk" fo:country="UA" officeooo:rsid="001dc853" style:font-name-asian="Noto Sans CJK SC Regular" style:font-name-complex="FreeSans"/>
    </style:style>
    <style:style style:name="T231" style:family="text">
      <style:text-properties fo:language="uk" fo:country="UA" officeooo:rsid="001cb0ba" style:font-name-asian="Noto Sans CJK SC Regular" style:font-name-complex="FreeSans"/>
    </style:style>
    <style:style style:name="T232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33" style:family="text">
      <style:text-properties style:text-position="super 58%"/>
    </style:style>
    <style:style style:name="T234" style:family="text">
      <style:text-properties style:text-position="super 58%" style:font-name="Times New Roman" officeooo:rsid="000c6998"/>
    </style:style>
    <style:style style:name="T235" style:family="text">
      <style:text-properties officeooo:rsid="000d2bcb"/>
    </style:style>
    <style:style style:name="T236" style:family="text">
      <style:text-properties style:font-name="Times New Roman"/>
    </style:style>
    <style:style style:name="T237" style:family="text">
      <style:text-properties style:font-name="Times New Roman" officeooo:rsid="000c6998"/>
    </style:style>
    <style:style style:name="T238" style:family="text">
      <style:text-properties style:font-name="Times New Roman" fo:font-style="normal" officeooo:rsid="000d2bcb" style:font-style-asian="normal" style:font-style-complex="normal"/>
    </style:style>
    <style:style style:name="T239" style:family="text">
      <style:text-properties style:font-name="Times New Roman" officeooo:rsid="000d2bcb"/>
    </style:style>
    <style:style style:name="fr1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аріант №<text:span text:style-name="T224">3</text:span></text:p>
      <text:p text:style-name="P3"><text:span text:style-name="T1">Домовленості</text:span>: <text:span text:style-name="T4">БФ - </text:span>булева функція; <text:span text:style-name="T2">Т</text:span><text:span text:style-name="T6">0</text:span><text:span text:style-name="T37">, </text:span><text:span text:style-name="T2">Т</text:span><text:span text:style-name="T6">1</text:span><text:span text:style-name="T37">, </text:span><text:bookmark-start text:name="__DdeLink__656_1770953849"/><text:span text:style-name="T2">L</text:span><text:span text:style-name="T37">,</text:span><text:bookmark-end text:name="__DdeLink__656_1770953849"/><text:span text:style-name="T37"> </text:span><text:span text:style-name="T2">M</text:span><text:span text:style-name="T37">, </text:span><text:span text:style-name="T2">S</text:span><text:span text:style-name="T37"> - множини БФ, що, відповідно, зберігають константу 0, константу 1, лінійних, монотонних і самодвоїстих; </text:span><text:span text:style-name="T38">Р</text:span><text:span text:style-name="T7">2</text:span><text:span text:style-name="T38"> − множина </text:span><text:span text:style-name="T39">в</text:span><text:span text:style-name="T38">сіх БФ, </text:span><text:span text:style-name="T40">¬ </text:span><text:span text:style-name="T38">і ¯ - знаки, що позначають операцію заперечення.</text:span></text:p>
      <text:list xml:id="list2198750580" text:style-name="L1">
        <text:list-item>
          <text:p text:style-name="P5">Побудувати таблицю істинності БФ <text:span text:style-name="T3">f</text:span><text:span text:style-name="T41">(</text:span><text:span text:style-name="T3">x</text:span><text:span text:style-name="T41">, </text:span><text:span text:style-name="T3">y</text:span><text:span text:style-name="T42">, </text:span><text:span text:style-name="T2">z</text:span><text:span text:style-name="T41">)</text:span><text:span text:style-name="T3"> </text:span><text:span text:style-name="T41">= </text:span><text:span text:style-name="T58">x</text:span><text:span text:style-name="T51">⊕</text:span><text:span text:style-name="T41"> (</text:span><text:span text:style-name="T3">y</text:span><text:span text:style-name="T8"> </text:span><text:span text:style-name="T52">→</text:span><text:span text:style-name="T41"> </text:span><text:span text:style-name="T49"><draw:frame draw:style-name="fr1" draw:name="Об'єкт13" text:anchor-type="as-char" svg:y="-0.1492in" svg:width="0.1783in" svg:height="0.1854in" draw:z-index="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41">). </text:span></text:p>
        </text:list-item>
        <text:list-item>
          <text:p text:style-name="P6"><text:span text:style-name="T197">Для БФ </text:span><text:span text:style-name="T199">f</text:span><text:span text:style-name="T202">(</text:span><text:span text:style-name="T199">x</text:span><text:span text:style-name="T202">, </text:span><text:span text:style-name="T199">y</text:span><text:span text:style-name="T202">)</text:span><text:span text:style-name="T199"> </text:span><text:span text:style-name="T202">= (0</text:span><text:span text:style-name="T214">1</text:span><text:span text:style-name="T202">0</text:span><text:span text:style-name="T214">0</text:span><text:span text:style-name="T202">), </text:span><text:span text:style-name="T203">що задана табли</text:span><text:span text:style-name="T204">цею істинності </text:span><text:span text:style-name="T205">(вектором значень)</text:span><text:span text:style-name="T203">,</text:span><text:span text:style-name="T202"> знайти рівн</text:span><text:span text:style-name="T206">у</text:span><text:span text:style-name="T202"> їй ДДНФ.</text:span></text:p>
        </text:list-item>
        <text:list-item>
          <text:p text:style-name="P14"><text:span text:style-name="T217">Дл</text:span>я БФ <text:span text:style-name="T1">f</text:span>(<text:span text:style-name="T1">x</text:span>, <text:span text:style-name="T1">y</text:span>)<text:span text:style-name="T1"> </text:span>= (0<text:span text:style-name="T218">1</text:span><text:span text:style-name="T225">00</text:span>), <text:span text:style-name="T218">що задана табли</text:span><text:span text:style-name="T219">цею істинності </text:span><text:span text:style-name="T220">(вектором значень)</text:span><text:span text:style-name="T218">,</text:span> знайти рівн<text:span text:style-name="T217">у</text:span> їй Д<text:span text:style-name="T217">К</text:span>НФ.</text:p>
        </text:list-item>
        <text:list-item>
          <text:p text:style-name="P15"><text:span text:style-name="T217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1"/><text:span text:style-name="T46"><draw:frame draw:style-name="fr1" draw:name="Об'єкт20" text:anchor-type="as-char" svg:y="-0.1492in" svg:width="0.189in" svg:height="0.1854in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bookmark-end text:name="__DdeLink__182_38829639611"/><text:span text:style-name="T1"><text:s/></text:span><text:span text:style-name="T51">⊕ </text:span><text:span text:style-name="T218">¬</text:span>(<text:span text:style-name="T1">y</text:span><text:span text:style-name="T5"> </text:span><text:span text:style-name="T52">→</text:span> <text:span text:style-name="T53">z</text:span>), <text:span text:style-name="T218">що задана аналітично,</text:span> <text:span text:style-name="T221">з</text:span><text:bookmark-start text:name="__DdeLink__188_9823469211"/>а допомогою рівносильних перетворень побудувати <text:span text:style-name="T221">рівну їй</text:span> Д<text:span text:style-name="T218">Д</text:span>НФ<text:bookmark-end text:name="__DdeLink__188_9823469211"/>.</text:p>
        </text:list-item>
        <text:list-item>
          <text:p text:style-name="P20"><text:span text:style-name="T229">Дл</text:span><text:span text:style-name="T227">я БФ </text:span><text:span text:style-name="T232">f</text:span><text:span text:style-name="T227">(</text:span><text:span text:style-name="T232">x</text:span><text:span text:style-name="T227">, </text:span><text:span text:style-name="T232">y</text:span><text:span text:style-name="T227">, </text:span><text:span text:style-name="T232">z</text:span><text:span text:style-name="T227">)</text:span><text:span text:style-name="T232"> </text:span><text:span text:style-name="T227">= </text:span><text:bookmark-start text:name="__DdeLink__182_3882963961"/><text:span text:style-name="T164"><draw:frame draw:style-name="fr1" draw:name="Об'єкт23" text:anchor-type="as-char" svg:y="-0.1492in" svg:width="0.189in" svg:height="0.1854in" draw:z-index="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bookmark-end text:name="__DdeLink__182_3882963961"/><text:span text:style-name="T232"><text:s/></text:span><text:span text:style-name="T174">⊕ </text:span><text:span text:style-name="T230">¬</text:span><text:span text:style-name="T227">(</text:span><text:span text:style-name="T232">y</text:span><text:span text:style-name="T31"> </text:span><text:span text:style-name="T175">→</text:span><text:span text:style-name="T227"> </text:span><text:span text:style-name="T232">z</text:span><text:span text:style-name="T227">), </text:span><text:span text:style-name="T230">що задана аналітично </text:span><text:span text:style-name="T165">(див. попередню задачу)</text:span><text:span text:style-name="T230">,</text:span><text:span text:style-name="T227"> </text:span><text:span text:style-name="T231">з</text:span><text:bookmark-start text:name="__DdeLink__188_982346921"/><text:span text:style-name="T227">а допомогою рівносильних перетворень побудувати </text:span><text:span text:style-name="T231">рівну їй</text:span><text:span text:style-name="T227"> ДКНФ</text:span><text:bookmark-end text:name="__DdeLink__188_982346921"/><text:span text:style-name="T227">.</text:span></text:p>
        </text:list-item>
        <text:list-item>
          <text:p text:style-name="P19"><text:span text:style-name="T237">Довести, що </text:span><text:span text:style-name="T238">М</text:span><text:span text:style-name="T234">*</text:span><text:span text:style-name="T237">=</text:span><text:span text:style-name="T239">М</text:span><text:span text:style-name="T237"> </text:span><text:span text:style-name="T239">(тут </text:span><text:span text:style-name="T237"><text:s/></text:span><text:span text:style-name="T239">М</text:span><text:span text:style-name="T234">*</text:span><text:span text:style-name="T191"> - </text:span><text:span text:style-name="T192">клас двоїстих до класу</text:span><text:span text:style-name="T191"> </text:span><text:span text:style-name="T192">М</text:span><text:span text:style-name="T191"> </text:span><text:span text:style-name="T192">функцій</text:span><text:span text:style-name="T239">).</text:span></text:p>
        </text:list-item>
        <text:list-item>
          <text:p text:style-name="P19"><text:span text:style-name="T207">Визначити число тупикових днф та число мінімальних днф функції </text:span><text:span text:style-name="T228">х</text:span><text:span text:style-name="T32">1</text:span><text:span text:style-name="T167">⊕</text:span><text:span text:style-name="T168">х</text:span><text:span text:style-name="T33">2</text:span><text:span text:style-name="T167">⊕ ... ⊕ </text:span><text:span text:style-name="T168">х</text:span><text:span text:style-name="T33">n</text:span><text:span text:style-name="T168">.</text:span></text:p>
        </text:list-item>
        <text:list-item>
          <text:p text:style-name="P7"><text:span text:style-name="T207">За</text:span><text:span text:style-name="T208"> </text:span><text:span text:style-name="T209">вектор</text:span><text:span text:style-name="T210">а</text:span><text:span text:style-name="T209">м</text:span><text:span text:style-name="T210">и</text:span><text:span text:style-name="T209"> значень </text:span><text:span text:style-name="T208">БФ </text:span><text:span text:style-name="T200">f</text:span><text:span text:style-name="T208">(</text:span><text:span text:style-name="T200">х</text:span><text:span text:style-name="T10">1</text:span><text:span text:style-name="T208">, </text:span><text:span text:style-name="T200">х</text:span><text:span text:style-name="T10">2</text:span><text:span text:style-name="T60">) = (011</text:span><text:span text:style-name="T73">0</text:span><text:span text:style-name="T60">) та БФ </text:span><text:span text:style-name="T76">g</text:span><text:span text:style-name="T60">(</text:span><text:span text:style-name="T76">х</text:span><text:span text:style-name="T10">3</text:span><text:span text:style-name="T60">, </text:span><text:span text:style-name="T76">х</text:span><text:span text:style-name="T14">4</text:span><text:span text:style-name="T60">) = (</text:span><text:span text:style-name="T61">11</text:span><text:span text:style-name="T73">0</text:span><text:span text:style-name="T60">1) </text:span><text:span text:style-name="T62">побудувати таблицю істинності БФ </text:span><text:span text:style-name="T77">h</text:span><text:span text:style-name="T62">(</text:span><text:span text:style-name="T76">х</text:span><text:span text:style-name="T10">1</text:span><text:span text:style-name="T60">, </text:span><text:span text:style-name="T76">х</text:span><text:span text:style-name="T10">2</text:span><text:span text:style-name="T60">, </text:span><text:span text:style-name="T76">х</text:span><text:span text:style-name="T10">3</text:span><text:span text:style-name="T62">) = </text:span><text:span text:style-name="T76">g</text:span><text:span text:style-name="T60">(</text:span><text:span text:style-name="T76">х</text:span><text:span text:style-name="T15">2 </text:span><text:span text:style-name="T136">↔</text:span><text:span text:style-name="T76">х</text:span><text:span text:style-name="T15">3</text:span><text:span text:style-name="T60">, </text:span><text:span text:style-name="T76">f</text:span><text:span text:style-name="T60">(</text:span><text:span text:style-name="T10"> </text:span><text:span text:style-name="T76">х</text:span><text:span text:style-name="T23">3</text:span><text:span text:style-name="T60">, </text:span><text:span text:style-name="T76">х</text:span><text:span text:style-name="T12">1</text:span><text:span text:style-name="T149">⊕</text:span><text:span text:style-name="T150">1</text:span><text:span text:style-name="T60">)</text:span><text:span text:style-name="T62">). </text:span></text:p>
        </text:list-item>
        <text:list-item>
          <text:p text:style-name="P26"><text:span text:style-name="T187">Подати </text:span><text:span text:style-name="T188">БФ</text:span><text:span text:style-name="T187"> </text:span><text:span text:style-name="T182">f</text:span><text:span text:style-name="T187"> у вигляд</text:span><text:span text:style-name="T189">і</text:span><text:span text:style-name="T187"> формули над множиною операц</text:span><text:span text:style-name="T189">ій</text:span><text:span text:style-name="T187"> </text:span><text:span text:style-name="T183">Н</text:span><text:span text:style-name="T187">, </text:span><text:span text:style-name="T189">якщо <text:s/></text:span><text:span text:style-name="T182">f</text:span><text:span text:style-name="T176"> </text:span><text:span text:style-name="T177">= </text:span><text:span text:style-name="T185">⊕</text:span><text:span text:style-name="T179">, </text:span><text:span text:style-name="T186">H</text:span><text:span text:style-name="T179"> = {¯, ∨}. </text:span></text:p>
        </text:list-item>
        <text:list-item>
          <text:p text:style-name="P27"><text:span text:style-name="T179">Довести, що </text:span><text:span text:style-name="T180">БФ</text:span><text:span text:style-name="T179"> <text:s/></text:span><text:span text:style-name="T182">f</text:span><text:span text:style-name="T178"> <text:s/></text:span><text:span text:style-name="T177">не можна подати формулою над множиною операцій Н, якщо </text:span><text:span text:style-name="T182">f</text:span><text:span text:style-name="T176"> </text:span><text:span text:style-name="T177">= </text:span><text:span text:style-name="T181">↔</text:span><text:span text:style-name="T177">, <text:s text:c="8"/></text:span><text:span text:style-name="T184">Н</text:span><text:span text:style-name="T177"> </text:span><text:span text:style-name="T179">= {∨,∧, </text:span><text:span text:style-name="T185">⊕</text:span><text:span text:style-name="T179">}. </text:span></text:p>
        </text:list-item>
        <text:list-item>
          <text:p text:style-name="P6"><text:span text:style-name="T135">Знайти розклад БФ </text:span><text:span text:style-name="T78">f</text:span><text:span text:style-name="T102">(</text:span><text:span text:style-name="T78">х</text:span><text:span text:style-name="T16">1</text:span><text:span text:style-name="T102">, </text:span><text:span text:style-name="T78">х</text:span><text:span text:style-name="T16">2</text:span><text:span text:style-name="T102">, </text:span><text:span text:style-name="T78">х</text:span><text:span text:style-name="T16">3</text:span><text:span text:style-name="T102">, </text:span><text:span text:style-name="T78">х</text:span><text:span text:style-name="T16">4</text:span><text:span text:style-name="T102">)</text:span><text:span text:style-name="T135">, що задана формулою </text:span><text:span text:style-name="T89">А</text:span><text:span text:style-name="T135"> = ((</text:span><text:span text:style-name="T78">х</text:span><text:span text:style-name="T16">1</text:span><text:span text:style-name="T92">∣</text:span><text:span text:style-name="T103">((</text:span><text:span text:style-name="T78">х</text:span><text:span text:style-name="T16">2</text:span><text:span text:style-name="T102"> </text:span><text:span text:style-name="T136">↔</text:span><text:span text:style-name="T102"> </text:span><text:span text:style-name="T78">х</text:span><text:span text:style-name="T17">1</text:span><text:span text:style-name="T103">)</text:span><text:span text:style-name="T135"> </text:span><text:span text:style-name="T136">→ </text:span><text:span text:style-name="T78">х</text:span><text:span text:style-name="T16">3</text:span><text:span text:style-name="T136">)↓(</text:span><text:span text:style-name="T104">¬</text:span><text:span text:style-name="T78">х</text:span><text:span text:style-name="T16">4</text:span><text:span text:style-name="T136">)), </text:span><text:span text:style-name="T135">за змінними </text:span><text:span text:style-name="T137">із </text:span><text:span text:style-name="T135">Z={</text:span><text:span text:style-name="T78">х</text:span><text:span text:style-name="T24">2</text:span><text:span text:style-name="T102">, </text:span><text:span text:style-name="T78">х</text:span><text:span text:style-name="T24">3</text:span><text:span text:style-name="T135">}. </text:span></text:p>
        </text:list-item>
        <text:list-item>
          <text:p text:style-name="P14"><text:span text:style-name="T151">Дл</text:span><text:span text:style-name="T152">я БФ </text:span><text:span text:style-name="T54">f</text:span><text:span text:style-name="T152">(</text:span><text:span text:style-name="T54">x</text:span><text:span text:style-name="T152">, </text:span><text:span text:style-name="T54">y</text:span><text:span text:style-name="T152">, </text:span><text:span text:style-name="T54">z</text:span><text:span text:style-name="T152">) </text:span><text:span text:style-name="T153">= (</text:span><text:span text:style-name="T154">11111010</text:span><text:span text:style-name="T153">) за означенням фіктивної (чи істотної) змінної встановити, якою - фіктивною чи істотною </text:span><text:span text:style-name="T155">−</text:span><text:span text:style-name="T153"> є змінна </text:span><text:span text:style-name="T55">z</text:span><text:span text:style-name="T45">.</text:span><text:span text:style-name="T153"> </text:span></text:p>
        </text:list-item>
        <text:list-item>
          <text:p text:style-name="P16"><text:span text:style-name="T153">Д</text:span><text:span text:style-name="T44">ля </text:span><text:span text:style-name="T157">ДДНФ </text:span><text:span text:style-name="T152">БФ </text:span><text:span text:style-name="T54">f</text:span><text:span text:style-name="T152">(</text:span><text:span text:style-name="T54">x</text:span><text:span text:style-name="T152">, </text:span><text:span text:style-name="T54">y</text:span><text:span text:style-name="T152">, </text:span><text:span text:style-name="T54">z</text:span><text:span text:style-name="T152">) </text:span><text:span text:style-name="T153">= </text:span><text:span text:style-name="T46"><draw:frame draw:style-name="fr1" draw:name="Об'єкт17" text:anchor-type="as-char" svg:y="-0.1492in" svg:width="0.189in" svg:height="0.1854in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7"><draw:frame draw:style-name="fr2" draw:name="Об'єкт18" text:anchor-type="as-char" svg:width="0.2008in" svg:height="0.1839in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9"><draw:frame draw:style-name="fr1" draw:name="Об'єкт19" text:anchor-type="as-char" svg:y="-0.1492in" svg:width="0.1783in" svg:height="0.1854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0">∨</text:span><text:span text:style-name="T222">x</text:span><text:span text:style-name="T223"><draw:frame draw:style-name="fr2" draw:name="Об'єкт15" text:anchor-type="as-char" svg:width="0.2008in" svg:height="0.1839in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22">z</text:span><text:span text:style-name="T158">∨</text:span><text:span text:style-name="T46"><draw:frame draw:style-name="fr1" draw:name="Об'єкт14" text:anchor-type="as-char" svg:y="-0.1492in" svg:width="0.189in" svg:height="0.1854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6">у</text:span><text:span text:style-name="T57">z </text:span><text:span text:style-name="T153">побудувати рівний їй </text:span><text:bookmark-start text:name="__DdeLink__1066_1401347031"/><text:span text:style-name="T153">поліном Жегалкіна</text:span><text:bookmark-end text:name="__DdeLink__1066_1401347031"/><text:span text:style-name="T153">.</text:span></text:p>
        </text:list-item>
        <text:list-item>
          <text:p text:style-name="P6"><text:span text:style-name="T63">С</text:span><text:span text:style-name="T64">користавшись методом невизначених коефіцієнтів, подати </text:span><text:span text:style-name="T62">БФ </text:span><text:span text:style-name="T77">f</text:span><text:span text:style-name="T62">(</text:span><text:span text:style-name="T77">x</text:span><text:span text:style-name="T62">, </text:span><text:span text:style-name="T77">y</text:span><text:span text:style-name="T62">, </text:span><text:span text:style-name="T77">z</text:span><text:span text:style-name="T62">) </text:span><text:span text:style-name="T63">= (</text:span><text:span text:style-name="T65">1</text:span><text:span text:style-name="T64">0</text:span><text:span text:style-name="T65">1</text:span><text:span text:style-name="T64">0</text:span><text:span text:style-name="T74">10</text:span><text:span text:style-name="T65">0</text:span><text:span text:style-name="T64">1</text:span><text:span text:style-name="T63">) </text:span><text:span text:style-name="T64">у вигляді </text:span><text:bookmark-start text:name="__DdeLink__1066_14013470311"/><text:span text:style-name="T63">поліном</text:span><text:span text:style-name="T64">у</text:span><text:span text:style-name="T63"> Жегалкіна</text:span><text:bookmark-end text:name="__DdeLink__1066_14013470311"/><text:span text:style-name="T63">.</text:span></text:p>
        </text:list-item>
        <text:list-item>
          <text:p text:style-name="P6"><text:span text:style-name="T201">Довести, що </text:span><text:span text:style-name="T198">х</text:span><text:span text:style-name="T9">і</text:span><text:span text:style-name="T201"> - </text:span><text:span text:style-name="T211">фіктивна</text:span><text:span text:style-name="T201"> змінна БФ </text:span><text:span text:style-name="T198">f</text:span><text:span text:style-name="T201">(</text:span><text:span text:style-name="T198">х</text:span><text:span text:style-name="T9">1</text:span><text:span text:style-name="T201">, </text:span><text:span text:style-name="T198">х</text:span><text:span text:style-name="T9">2</text:span><text:span text:style-name="T201">, ..., </text:span><text:span text:style-name="T198">х</text:span><text:span text:style-name="T9">n</text:span><text:span text:style-name="T201">) тоді і лише тоді, коли </text:span><text:span text:style-name="T198">х</text:span><text:span text:style-name="T9">і</text:span><text:span text:style-name="T201"> явно </text:span><text:span text:style-name="T211">не </text:span><text:span text:style-name="T201">входить у поліном Жегалкіна цієї функції.</text:span><text:span text:style-name="T63"> </text:span></text:p>
        </text:list-item>
        <text:list-item>
          <text:p text:style-name="P8"><text:span text:style-name="T123">Показати, що кількість булевих функцій, що суттєво залежать від n аргументів, визначається рекурентним співвідношенням A</text:span><text:span text:style-name="T26">n</text:span><text:span text:style-name="T123"> </text:span><text:span text:style-name="T133">=</text:span><text:span text:style-name="T123"> </text:span><text:span text:style-name="T123"><draw:frame draw:style-name="fr3" draw:name="1" text:anchor-type="as-char" svg:y="-0.2181in" svg:width="0.1929in" svg:height="0.2598in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3"><text:s/>- </text:span><text:span text:style-name="T140"><draw:frame draw:style-name="fr1" draw:name="Об'єкт53" text:anchor-type="as-char" svg:y="-0.1744in" svg:width="0.4083in" svg:height="0.248in" draw:z-index="1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40"><draw:frame draw:style-name="fr1" draw:name="Об'єкт21" text:anchor-type="as-char" svg:y="-0.1744in" svg:width="0.2764in" svg:height="0.248in" draw:z-index="1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6">A</text:span><text:span text:style-name="T27">i</text:span><text:span text:style-name="T123">, де </text:span><text:span text:style-name="T85">A</text:span><text:span text:style-name="T28">i</text:span><text:span text:style-name="T123"> - кількість булевих функцій, що суттєво залежать від </text:span><text:span text:style-name="T85">i</text:span><text:span text:style-name="T123"> аргументів.</text:span></text:p>
        </text:list-item>
        <text:list-item>
          <text:p text:style-name="P9"><text:span text:style-name="T105">Дови</text:span><text:span text:style-name="T106">значити </text:span><text:span text:style-name="T105">БФ</text:span><text:span text:style-name="T106"> </text:span><text:span text:style-name="T79">f <text:s/></text:span><text:span text:style-name="T80">= </text:span><text:span text:style-name="T106">(</text:span><text:span text:style-name="T107">1*</text:span><text:span text:style-name="T106">*1</text:span><text:span text:style-name="T126">0</text:span><text:span text:style-name="T106">*</text:span><text:span text:style-name="T126">1</text:span><text:span text:style-name="T106">*), </text:span><text:span text:style-name="T105">з</text:span><text:span text:style-name="T63">аміни</text:span><text:span text:style-name="T66">вш</text:span><text:span text:style-name="T63">и у кортежі </text:span><text:span text:style-name="T106">(</text:span><text:span text:style-name="T107">1*</text:span><text:span text:style-name="T106">*1</text:span><text:span text:style-name="T126">0</text:span><text:span text:style-name="T106">*</text:span><text:span text:style-name="T126">1</text:span><text:span text:style-name="T106">*)</text:span><text:span text:style-name="T63"> зірочки символами 0 і 1 так, щоб утворився вектор значень деякої лінійної функції </text:span><text:span text:style-name="T79">f</text:span><text:span text:style-name="T106">. </text:span><text:span text:style-name="T105">Записати</text:span><text:span text:style-name="T106"> </text:span><text:span text:style-name="T105">отриману </text:span><text:span text:style-name="T106">функцію </text:span><text:span text:style-name="T79">f </text:span><text:span text:style-name="T100">аналітично</text:span><text:span text:style-name="T106">. </text:span><text:span text:style-name="T100">Відповідь обґрунтувати.</text:span></text:p>
        </text:list-item>
        <text:list-item>
          <text:p text:style-name="P21"><text:span text:style-name="T99">Чи <text:s/>є монотонною БФ </text:span><text:span text:style-name="T76">f</text:span><text:span text:style-name="T101">(</text:span><text:span text:style-name="T76">х</text:span><text:span text:style-name="T14">1</text:span><text:span text:style-name="T101">, </text:span><text:span text:style-name="T76">х</text:span><text:span text:style-name="T14">2</text:span><text:span text:style-name="T101">, </text:span><text:span text:style-name="T76">х</text:span><text:span text:style-name="T18">3</text:span><text:span text:style-name="T101">) = (</text:span><text:span text:style-name="T99">0</text:span><text:span text:style-name="T108">01</text:span><text:span text:style-name="T99">1</text:span><text:span text:style-name="T108">00</text:span><text:span text:style-name="T101">01)? </text:span><text:span text:style-name="T99">Відповідь обґрунтувати.</text:span></text:p>
        </text:list-item>
        <text:list-item>
          <text:p text:style-name="P10"><text:span text:style-name="T109">Довести, що для довільної монотонної БФ </text:span><text:span text:style-name="T81">f</text:span><text:span text:style-name="T109">(</text:span><text:span text:style-name="T81">х</text:span><text:span text:style-name="T19">1</text:span><text:span text:style-name="T109">, </text:span><text:span text:style-name="T81">х</text:span><text:span text:style-name="T19">2</text:span><text:span text:style-name="T109">, ..., </text:span><text:span text:style-name="T81">х</text:span><text:span text:style-name="T19">n</text:span><text:span text:style-name="T109">) справедливий розклад: <text:s text:c="7"/></text:span><text:span text:style-name="T81"><text:s text:c="13"/>f</text:span><text:span text:style-name="T109">(</text:span><text:span text:style-name="T81">х</text:span><text:span text:style-name="T19">1</text:span><text:span text:style-name="T109">, </text:span><text:span text:style-name="T81">х</text:span><text:span text:style-name="T19">2</text:span><text:span text:style-name="T109">, ..., </text:span><text:span text:style-name="T81">х</text:span><text:span text:style-name="T19">n</text:span><text:span text:style-name="T109">) = </text:span><text:span text:style-name="T127">(</text:span><text:span text:style-name="T81">х</text:span><text:span text:style-name="T19">1</text:span><text:span text:style-name="T141">∨</text:span><text:span text:style-name="T81">f</text:span><text:span text:style-name="T109">(</text:span><text:span text:style-name="T127">0</text:span><text:span text:style-name="T109">, </text:span><text:span text:style-name="T81">х</text:span><text:span text:style-name="T19">2</text:span><text:span text:style-name="T109">, ..., </text:span><text:span text:style-name="T81">х</text:span><text:span text:style-name="T19">n</text:span><text:span text:style-name="T109">)</text:span><text:span text:style-name="T127">)</text:span><text:span text:style-name="T96">∧</text:span><text:span text:style-name="T81">f</text:span><text:span text:style-name="T109">(</text:span><text:span text:style-name="T127">1</text:span><text:span text:style-name="T109">, </text:span><text:span text:style-name="T81">х</text:span><text:span text:style-name="T19">2</text:span><text:span text:style-name="T109">, ..., </text:span><text:span text:style-name="T81">х</text:span><text:span text:style-name="T19">n</text:span><text:span text:style-name="T109">).</text:span></text:p>
        </text:list-item>
        <text:list-item>
          <text:p text:style-name="P9"><text:span text:style-name="T109">Довести, що довільна монотонна </text:span><text:span text:style-name="T111">БФ</text:span><text:span text:style-name="T109">, що відмінна від константи, може бути представлена ДНФ без заперечень.</text:span></text:p>
        </text:list-item>
        <text:list-item>
          <text:p text:style-name="P22"><text:span text:style-name="T99">Знайти двоїсту БФ для </text:span><text:span text:style-name="T112">БФ </text:span><text:span text:style-name="T77">f</text:span><text:span text:style-name="T112">(</text:span><text:span text:style-name="T77">x</text:span><text:span text:style-name="T112">, </text:span><text:span text:style-name="T77">y</text:span><text:span text:style-name="T112">, </text:span><text:span text:style-name="T77">z</text:span><text:span text:style-name="T112">) </text:span><text:span text:style-name="T106">= (</text:span><text:span text:style-name="T113">1</text:span><text:span text:style-name="T99">0</text:span><text:span text:style-name="T126">1</text:span><text:span text:style-name="T99">0</text:span><text:span text:style-name="T126">0</text:span><text:span text:style-name="T113">1</text:span><text:span text:style-name="T110">1</text:span><text:span text:style-name="T113">0</text:span><text:span text:style-name="T106">). </text:span><text:span text:style-name="T100">Відповідь обґрунтувати.</text:span></text:p>
        </text:list-item>
        <text:list-item>
          <text:p text:style-name="P9"><text:span text:style-name="T100">Ч</text:span><text:span text:style-name="T114">и є БФ </text:span><text:span text:style-name="T77">f</text:span><text:span text:style-name="T112">(</text:span><text:span text:style-name="T77">x</text:span><text:span text:style-name="T112">, </text:span><text:span text:style-name="T77">y</text:span><text:span text:style-name="T112">, </text:span><text:span text:style-name="T77">z</text:span><text:span text:style-name="T112">) </text:span><text:span text:style-name="T106">= (</text:span><text:span text:style-name="T113">1</text:span><text:span text:style-name="T109">0</text:span><text:span text:style-name="T126">1</text:span><text:span text:style-name="T109">0</text:span><text:span text:style-name="T126">0</text:span><text:span text:style-name="T113">1</text:span><text:span text:style-name="T110">1</text:span><text:span text:style-name="T113">0</text:span><text:span text:style-name="T106">) </text:span><text:span text:style-name="T114">(див. попередню задачу) самодвоїстою?</text:span><text:span text:style-name="T106"> </text:span><text:span text:style-name="T100">Відповідь обґрунтувати.</text:span></text:p>
        </text:list-item>
        <text:list-item>
          <text:p text:style-name="P9"><text:soft-page-break/><text:span text:style-name="T100">З</text:span><text:span text:style-name="T114">найти </text:span><text:span text:style-name="T115">(</text:span><text:span text:style-name="T114">аналітично</text:span><text:span text:style-name="T115">)</text:span><text:span text:style-name="T114"> двоїсту БФ до БФ </text:span><text:span text:style-name="T77">f</text:span><text:span text:style-name="T112">(</text:span><text:span text:style-name="T77">x</text:span><text:span text:style-name="T112">, </text:span><text:span text:style-name="T77">y</text:span><text:span text:style-name="T112">) </text:span><text:span text:style-name="T106">= <text:s/></text:span><text:bookmark-start text:name="__DdeLink__182_388296396111"/><text:span text:style-name="T82">x</text:span><text:bookmark-end text:name="__DdeLink__182_388296396111"/><text:span text:style-name="T138">∨</text:span><text:span text:style-name="T82">y</text:span><text:span text:style-name="T116">.</text:span></text:p>
        </text:list-item>
        <text:list-item>
          <text:p text:style-name="P13"><text:span text:style-name="T201">Визначити </text:span><text:span text:style-name="T212">кількість</text:span><text:span text:style-name="T201"> </text:span><text:span text:style-name="T213">БФ</text:span><text:span text:style-name="T201"> від </text:span><text:span text:style-name="T59">n</text:span><text:span text:style-name="T201"> змінних, </text:span><text:span text:style-name="T213">що</text:span><text:span text:style-name="T201"> належать множині </text:span><text:span text:style-name="T215">(</text:span><text:span text:style-name="T82">S</text:span><text:span text:style-name="T94">∪</text:span><text:span text:style-name="T87">L</text:span><text:span text:style-name="T134">)\</text:span><text:span text:style-name="T82">Т</text:span><text:span text:style-name="T25">1</text:span><text:bookmark text:name="__DdeLink__608_141887944211"/><text:span text:style-name="T216">. </text:span><text:span text:style-name="T100">Відповідь обґрунтувати.</text:span></text:p>
        </text:list-item>
        <text:list-item>
          <text:p text:style-name="P17"><text:span text:style-name="T159">Визначити </text:span><text:span text:style-name="T160">кількість</text:span><text:span text:style-name="T159"> </text:span><text:span text:style-name="T161">БФ</text:span><text:span text:style-name="T159"> від n змінних, </text:span><text:span text:style-name="T161">що</text:span><text:span text:style-name="T159"> належать множині </text:span><text:span text:style-name="T172">М</text:span><text:span text:style-name="T156">∩</text:span><text:span text:style-name="T172">L</text:span><text:span text:style-name="T159">. </text:span><text:span text:style-name="T162">Відповідь обґрунтувати.</text:span></text:p>
        </text:list-item>
        <text:list-item>
          <text:p text:style-name="P18"><text:span text:style-name="T163">Довести</text:span><text:span text:style-name="T162">, що не існує самодвоїстої </text:span><text:span text:style-name="T163">БФ</text:span><text:span text:style-name="T162">, </text:span><text:span text:style-name="T163">істотно</text:span><text:span text:style-name="T162"> залежної від двох </text:span>змінних. </text:p>
        </text:list-item>
        <text:list-item>
          <text:p text:style-name="P18"><text:span text:style-name="T162">Довести, якщо </text:span><text:span text:style-name="T1">f</text:span> не є константою, а <text:span text:style-name="T1">f</text:span><text:span text:style-name="T173">∨</text:span><text:span text:style-name="T1">f</text:span><text:span text:style-name="T44">*</text:span> - константа, то <text:s/><text:span text:style-name="T169">f</text:span><text:span text:style-name="T166">∉</text:span><text:span text:style-name="T170">М</text:span><text:span text:style-name="T166">∪</text:span><text:bookmark-start text:name="__DdeLink__608_1418879442121"/><text:span text:style-name="T171">S</text:span><text:bookmark-end text:name="__DdeLink__608_1418879442121"/><text:span text:style-name="T171">.</text:span></text:p>
        </text:list-item>
        <text:list-item>
          <text:p text:style-name="P23"><text:span text:style-name="T59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67">Відповідь обґрунтувати.</text:span></text:p>
        </text:list-item>
        <text:list-item>
          <text:p text:style-name="P23"><text:span text:style-name="T59">Користуючись методом зведення до функ</text:span><text:span text:style-name="T68">ці</text:span><text:span text:style-name="T59">онально повно</text:span><text:span text:style-name="T68">ї</text:span><text:span text:style-name="T59"> системи </text:span><text:span text:style-name="T145">Σ</text:span><text:span text:style-name="T29">0</text:span><text:span text:style-name="T68"> = {</text:span><text:span text:style-name="T145">∨,∧, ¯</text:span><text:span text:style-name="T68">}</text:span><text:span text:style-name="T59">, </text:span><text:span text:style-name="T145">Σ</text:span><text:span text:style-name="T29">1</text:span><text:span text:style-name="T68"> = {</text:span><text:span text:style-name="T145">∨, ¯</text:span><text:span text:style-name="T68">}</text:span><text:span text:style-name="T59">, або </text:span><text:span text:style-name="T145">Σ</text:span><text:span text:style-name="T29">2</text:span><text:span text:style-name="T68"> = {</text:span><text:span text:style-name="T145">∧, ¯</text:span><text:span text:style-name="T68">}</text:span><text:span text:style-name="T59">, довести функ</text:span><text:span text:style-name="T69">ціо</text:span><text:span text:style-name="T59">нальну повноту системи </text:span><text:span text:style-name="T145">Σ</text:span><text:span text:style-name="T59"> </text:span><text:span text:style-name="T68">= {</text:span><text:span text:style-name="T77">х</text:span><text:span text:style-name="T146">→</text:span><text:span text:style-name="T77">у</text:span><text:span text:style-name="T62">, </text:span><text:span text:style-name="T70"><draw:frame draw:style-name="fr1" draw:name="Об'єкт22" text:anchor-type="as-char" svg:y="-0.1492in" svg:width="0.189in" svg:height="0.1854in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8">}</text:span><text:span text:style-name="T59">. </text:span></text:p>
        </text:list-item>
        <text:list-item>
          <text:p text:style-name="P24"><text:span text:style-name="T59">Чи є </text:span><text:span text:style-name="T72">функ</text:span><text:span text:style-name="T68">ці</text:span><text:span text:style-name="T72">онально повно</text:span><text:span text:style-name="T59">ю</text:span><text:span text:style-name="T72"> систем</text:span><text:span text:style-name="T59">а БФ</text:span><text:span text:style-name="T72"> </text:span><text:span text:style-name="T145">Σ </text:span><text:span text:style-name="T144">= </text:span><text:span text:style-name="T68">{</text:span><text:span text:style-name="T145">∨,∧, </text:span><text:span text:style-name="T146">→, </text:span><text:span text:style-name="T147">1</text:span><text:span text:style-name="T68">}? </text:span><text:span text:style-name="T67">Відповідь обґрунтувати. </text:span></text:p>
        </text:list-item>
        <text:list-item>
          <text:p text:style-name="P25"><text:span text:style-name="T59">Чи є базисом в Р</text:span><text:span text:style-name="T9">2</text:span><text:span text:style-name="T59"> </text:span><text:span text:style-name="T72">систем</text:span><text:span text:style-name="T59">а</text:span><text:span text:style-name="T72"> </text:span><text:span text:style-name="T59">БФ </text:span><text:span text:style-name="T145">Σ</text:span><text:span text:style-name="T68"> = {</text:span><text:span text:style-name="T145">∨,∧, <text:s/>¯</text:span><text:span text:style-name="T68">}</text:span><text:span text:style-name="T71">?</text:span><text:span text:style-name="T68"> </text:span><text:span text:style-name="T67">Відповідь обґрунтувати. </text:span></text:p>
        </text:list-item>
        <text:list-item>
          <text:p text:style-name="P11"><text:span text:style-name="T117">Чи є </text:span><text:span text:style-name="T118">функ</text:span><text:span text:style-name="T119">ці</text:span><text:span text:style-name="T118">онально повно</text:span><text:span text:style-name="T117">ю</text:span><text:span text:style-name="T118"> систем</text:span><text:span text:style-name="T117">а БФ</text:span><text:span text:style-name="T118"> </text:span><text:span text:style-name="T138">Σ </text:span><text:span text:style-name="T139">= </text:span><text:span text:style-name="T119">{</text:span><text:span text:style-name="T93">(0</text:span><text:span text:style-name="T97">1</text:span><text:span text:style-name="T93">1</text:span><text:span text:style-name="T98">00</text:span><text:span text:style-name="T93">111)</text:span><text:span text:style-name="T138">, </text:span><text:span text:style-name="T120">(</text:span><text:span text:style-name="T132">0</text:span><text:span text:style-name="T121">1</text:span><text:span text:style-name="T128">011010</text:span><text:span text:style-name="T120">)</text:span><text:span text:style-name="T93">, </text:span><text:span text:style-name="T120">(0</text:span><text:span text:style-name="T121">111</text:span><text:span text:style-name="T120">)</text:span><text:span text:style-name="T119">}? </text:span><text:span text:style-name="T100">Відповідь обґрунтувати.</text:span></text:p>
        </text:list-item>
        <text:list-item>
          <text:p text:style-name="P6"><text:span text:style-name="T67">Д</text:span><text:span text:style-name="T59">овести, що коли </text:span><text:span text:style-name="T62"><text:s/></text:span><text:span text:style-name="T77">f</text:span><text:span text:style-name="T148">∉</text:span><text:span text:style-name="T82">Т</text:span><text:span text:style-name="T11">0</text:span><text:span text:style-name="T148">∪</text:span><text:span text:style-name="T82">Т</text:span><text:span text:style-name="T11">1</text:span><text:span text:style-name="T148">∪</text:span><text:bookmark-start text:name="__DdeLink__608_141887944212"/><text:span text:style-name="T75">S</text:span><text:bookmark-end text:name="__DdeLink__608_141887944212"/><text:span text:style-name="T59">, то {</text:span><text:span text:style-name="T62"> </text:span><text:span text:style-name="T77">f</text:span><text:span text:style-name="T59">} − функціонально повна система.</text:span></text:p>
        </text:list-item>
        <text:list-item>
          <text:p text:style-name="P6"><text:span text:style-name="T118">Чи існує базис в P</text:span><text:span text:style-name="T20">2</text:span><text:span text:style-name="T118">, що складається з таких чотирьох функцій </text:span><text:span text:style-name="T83">f</text:span><text:span text:style-name="T20">1</text:span><text:span text:style-name="T118">, </text:span><text:span text:style-name="T83">f</text:span><text:span text:style-name="T20">2</text:span><text:span text:style-name="T118">, </text:span><text:span text:style-name="T83">f</text:span><text:span text:style-name="T20">3</text:span><text:span text:style-name="T118">, </text:span><text:span text:style-name="T83">f</text:span><text:span text:style-name="T20">4</text:span><text:span text:style-name="T118">, що </text:span><text:span text:style-name="T77">f</text:span><text:span text:style-name="T20">1</text:span><text:span text:style-name="T94">∉</text:span><text:span text:style-name="T82">Т</text:span><text:span text:style-name="T21">0</text:span><text:span text:style-name="T118">, </text:span><text:span text:style-name="T77">f</text:span><text:span text:style-name="T22">2</text:span><text:span text:style-name="T94">∉</text:span><text:span text:style-name="T82">Т</text:span><text:span text:style-name="T22">1</text:span><text:span text:style-name="T118">, </text:span><text:span text:style-name="T77">f</text:span><text:span text:style-name="T22">3</text:span><text:span text:style-name="T94">∉</text:span><text:span text:style-name="T83">L</text:span><text:span text:style-name="T118">, </text:span><text:span text:style-name="T77">f</text:span><text:span text:style-name="T22">4</text:span><text:span text:style-name="T94">∉</text:span><text:span text:style-name="T118">S? </text:span><text:span text:style-name="T100">Відповідь обґрунтувати.</text:span></text:p>
        </text:list-item>
        <text:list-item>
          <text:p text:style-name="P10"><text:span text:style-name="T116">Визначити число тупикових ДНФ та число мінімальних ДНФ </text:span><text:span text:style-name="T129">булевої функції</text:span><text:span text:style-name="T116"> <text:s text:c="21"/></text:span><text:span text:style-name="T82">f</text:span><text:span text:style-name="T116">(</text:span><text:span text:style-name="T82">х</text:span><text:span text:style-name="T21">1</text:span><text:span text:style-name="T116">, </text:span><text:span text:style-name="T82">х</text:span><text:span text:style-name="T21">2</text:span><text:span text:style-name="T116">, ..., </text:span><text:span text:style-name="T82">х</text:span><text:span text:style-name="T21">n</text:span><text:span text:style-name="T116">) = (011111...110).</text:span></text:p>
        </text:list-item>
        <text:list-item>
          <text:p text:style-name="P12"><text:span text:style-name="T106">Мінімізувати </text:span><text:span text:style-name="T122">БФ</text:span><text:span text:style-name="T106"> </text:span><text:span text:style-name="T79">f</text:span><text:span text:style-name="T122"> за допомогою </text:span><text:span text:style-name="T106">метод</text:span><text:span text:style-name="T131">у</text:span><text:span text:style-name="T122"> Блейка і </text:span><text:span text:style-name="T106">метод</text:span><text:span text:style-name="T130">у </text:span><text:span text:style-name="T125">Петрика</text:span><text:span text:style-name="T122">, </text:span><text:span text:style-name="T123">якщо</text:span><text:span text:style-name="T79"> <text:s text:c="33"/>f</text:span><text:span text:style-name="T112">(</text:span><text:span text:style-name="T77">x</text:span><text:span text:style-name="T112">, </text:span><text:span text:style-name="T77">y</text:span><text:span text:style-name="T112">, </text:span><text:span text:style-name="T77">z</text:span><text:span text:style-name="T112">) </text:span><text:span text:style-name="T106">= </text:span><text:span text:style-name="T141"><draw:frame draw:style-name="fr1" draw:name="Об'єкт7" text:anchor-type="as-char" svg:y="-0.1492in" svg:width="0.189in" svg:height="0.1854in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4"><draw:frame draw:style-name="fr2" draw:name="Об'єкт8" text:anchor-type="as-char" svg:width="0.2008in" svg:height="0.1839in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41">∨</text:span><text:span text:style-name="T90">x</text:span><text:span text:style-name="T124">(</text:span><text:span text:style-name="T84">у</text:span><text:span text:style-name="T141">∨</text:span><text:span text:style-name="T123"><draw:frame draw:style-name="fr2" draw:name="Об'єкт9" text:anchor-type="as-char" svg:width="0.2008in" svg:height="0.1839in" draw:z-index="1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42">z</text:span><text:span text:style-name="T143">)</text:span><text:span text:style-name="T95">∨</text:span><text:span text:style-name="T106"> </text:span><text:span text:style-name="T104">¬</text:span><text:span text:style-name="T123">((</text:span><text:span text:style-name="T104"><draw:frame draw:style-name="fr1" draw:name="Об'єкт10" text:anchor-type="as-char" svg:y="-0.1492in" svg:width="0.189in" svg:height="0.1854in" draw:z-index="13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95">∨</text:span><text:span text:style-name="T142"><draw:frame draw:style-name="fr1" draw:name="Об'єкт11" text:anchor-type="as-char" svg:y="-0.1492in" svg:width="0.1783in" svg:height="0.1854in" draw:z-index="1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3">)(</text:span><text:span text:style-name="T91">у</text:span><text:span text:style-name="T95">∨</text:span><text:span text:style-name="T142"><draw:frame draw:style-name="fr1" draw:name="Об'єкт12" text:anchor-type="as-char" svg:y="-0.1492in" svg:width="0.1783in" svg:height="0.1854in" draw:z-index="1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43">)).</text:span><text:span text:style-name="T85"> </text:span></text:p>
        </text:list-item>
        <text:list-item>
          <text:p text:style-name="P8"><text:span text:style-name="T100">Довести, що жодна проста імпліканта монотонної </text:span><text:span text:style-name="T111">БФ</text:span><text:span text:style-name="T100"> не містить заперечень змінних.</text:span></text:p>
        </text:list-item>
        <text:list-item>
          <text:p text:style-name="P8"><text:span text:style-name="T100">Довести, що скорочена ДНФ, що представляє монотонну </text:span><text:span text:style-name="T111">БФ</text:span><text:span text:style-name="T100">, є мінімальною </text:span><text:span text:style-name="T111">ДНФ</text:span><text:span text:style-name="T100">.</text:span></text:p>
        </text:list-item>
        <text:list-item>
          <text:p text:style-name="P19"><text:span text:style-name="T195">Визначити довжину скороченої днф функції </text:span><text:span text:style-name="T196">х</text:span><text:span text:style-name="T36">1</text:span><text:span text:style-name="T193">⊕</text:span><text:span text:style-name="T194">х</text:span><text:span text:style-name="T35">2</text:span><text:span text:style-name="T193">⊕ ... ⊕ </text:span><text:span text:style-name="T194">х</text:span><text:span text:style-name="T35">n</text:span><text:span text:style-name="T194">.</text:span></text:p>
          <text:p text:style-name="P28"/>
        </text:list-item>
      </text:list>
      <text:p text:style-name="P2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06:44:52.256199539</meta:creation-date>
    <dc:date>2022-02-23T23:26:35.053131065</dc:date>
    <meta:editing-duration>PT3H59M59S</meta:editing-duration>
    <meta:editing-cycles>13</meta:editing-cycles>
    <meta:generator>LibreOffice/6.4.7.2$Linux_X86_64 LibreOffice_project/40$Build-2</meta:generator>
    <meta:document-statistic meta:table-count="0" meta:image-count="0" meta:object-count="18" meta:page-count="2" meta:paragraph-count="42" meta:word-count="737" meta:character-count="4397" meta:non-whitespace-character-count="3632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1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2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4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